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beMethod.SubscribeMethod( String uri , SubscriptionInfo subscriptionInfo , String subscription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ubscribeMethod.isSucces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Method.getResponseAsSubscriptionDiscove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ubscribeMethod.buildDiscoveryFromRoot( Element roo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ubscribe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beMethod.getSubscription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scribeMethod.processResponseBody( HttpState httpState , HttpConnection httpConn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ubscribeMethod.SubscribeMethod( String uri , SubscriptionInfo subscription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